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LogicalElementBean.TagLogicalElementBean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LogicalElementBea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ogicalElementBean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